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38200000222F5EF36D3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5cm" fo:min-width="0.3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321cm" svg:height="17.219cm" svg:x="0.8cm" svg:y="0.881cm">
          <draw:image xlink:href="Pictures/100000010000038200000222F5EF36D3.png" xlink:type="simple" xlink:show="embed" xlink:actuate="onLoad" draw:mime-type="image/png">
            <text:p/>
          </draw:image>
        </draw:frame>
        <draw:custom-shape draw:style-name="gr2" draw:text-style-name="P2" draw:layer="layout" svg:width="0.8cm" svg:height="0.8cm" svg:x="17.7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0.8cm" svg:x="23.9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0.8cm" svg:x="14.7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0.8cm" svg:x="2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0.8cm" svg:x="2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0.8cm" svg:x="5.3cm" svg:y="1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0.8cm" svg:x="8.3cm" svg:y="16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12-17T15:32:59.985148411</dc:date>
    <meta:editing-duration>PT7M37S</meta:editing-duration>
    <meta:editing-cycles>5</meta:editing-cycles>
    <meta:generator>LibreOffice/24.8.3.2$MacOSX_AARCH64 LibreOffice_project/48a6bac9e7e268aeb4c3483fcf825c94556d9f92</meta:generator>
    <meta:document-statistic meta:object-count="8"/>
  </office:meta>
</office:document-meta>
</file>